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15E79724E5B.png"/>
  <manifest:file-entry manifest:media-type="image/png" manifest:full-path="Pictures/10000000000002710000015AB00E9D81.png"/>
  <manifest:file-entry manifest:media-type="image/png" manifest:full-path="Pictures/10000000000003DB0000028D4BCC90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06cm" svg:height="12.212cm" svg:x="2.982cm" svg:y="4.365cm">
          <draw:image xlink:href="Pictures/10000000000002710000015AB00E9D81.png" xlink:type="simple" xlink:show="embed" xlink:actuate="onLoad">
            <text:p/>
          </draw:image>
        </draw:frame>
        <draw:rect draw:style-name="gr2" draw:text-style-name="P1" draw:layer="layout" svg:width="23.495cm" svg:height="0.635cm" svg:x="2.54cm" svg:y="4.245cm">
          <text:p/>
        </draw:rect>
        <draw:frame draw:style-name="gr3" draw:text-style-name="P2" draw:layer="layout" svg:width="5.468cm" svg:height="2.21cm" svg:x="2.445cm" svg:y="3.275cm">
          <draw:text-box>
            <text:p text:style-name="P2"><text:span text:style-name="T1"><text:s text:c="5"/></text:span><text:span text:style-name="T1">137</text:span>Cs</text:p>
          </draw:text-box>
        </draw:frame>
        <draw:rect draw:style-name="gr2" draw:text-style-name="P1" draw:layer="layout" svg:width="0.635cm" svg:height="12.065cm" svg:x="2.44cm" svg:y="5.08cm">
          <text:p/>
        </draw:rect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5.166cm" svg:height="12.353cm" svg:x="1.429cm" svg:y="4.294cm">
          <draw:image xlink:href="Pictures/10000000000002C90000015E79724E5B.png" xlink:type="simple" xlink:show="embed" xlink:actuate="onLoad">
            <text:p/>
          </draw:image>
        </draw:frame>
        <draw:rect draw:style-name="gr2" draw:text-style-name="P1" draw:layer="layout" svg:width="26.035cm" svg:height="0.635cm" svg:x="1.27cm" svg:y="3.708cm">
          <text:p/>
        </draw:rect>
        <draw:rect draw:style-name="gr2" draw:text-style-name="P1" draw:layer="layout" svg:width="26.035cm" svg:height="0.635cm" svg:x="1.27cm" svg:y="16.61cm">
          <text:p/>
        </draw:rect>
        <draw:rect draw:style-name="gr2" draw:text-style-name="P1" draw:layer="layout" svg:width="26.035cm" svg:height="0.635cm" draw:transform="rotate (1.5707963267946) translate (26.57cm 29.845cm)">
          <text:p/>
        </draw:rect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8.523cm" svg:x="0.012cm" svg:y="1.209cm">
          <draw:image xlink:href="Pictures/10000000000003DB0000028D4BCC9093.png" xlink:type="simple" xlink:show="embed" xlink:actuate="onLoad">
            <text:p/>
          </draw:image>
        </draw:frame>
        <draw:frame draw:style-name="gr5" draw:text-style-name="P3" draw:layer="layout" svg:width="1.539cm" svg:height="0.839cm" svg:x="7.62cm" svg:y="3.583cm">
          <draw:text-box>
            <text:p text:style-name="P3">NU3</text:p>
          </draw:text-box>
        </draw:frame>
        <draw:frame draw:style-name="gr5" draw:text-style-name="P3" draw:layer="layout" svg:width="1.535cm" svg:height="0.839cm" svg:x="22.225cm" svg:y="3.606cm">
          <draw:text-box>
            <text:p text:style-name="P3">ND3</text:p>
          </draw:text-box>
        </draw:frame>
        <draw:frame draw:style-name="gr5" draw:text-style-name="P3" draw:layer="layout" svg:width="1.535cm" svg:height="0.839cm" svg:x="7.62cm" svg:y="8.455cm">
          <draw:text-box>
            <text:p text:style-name="P3">NU6</text:p>
          </draw:text-box>
        </draw:frame>
        <draw:frame draw:style-name="gr5" draw:text-style-name="P3" draw:layer="layout" svg:width="1.797cm" svg:height="0.839cm" svg:x="7.69cm" svg:y="13.1cm">
          <draw:text-box>
            <text:p text:style-name="P3">NU11</text:p>
          </draw:text-box>
        </draw:frame>
        <draw:frame draw:style-name="gr5" draw:text-style-name="P3" draw:layer="layout" svg:width="1.827cm" svg:height="0.839cm" svg:x="7.728cm" svg:y="18.211cm">
          <draw:text-box>
            <text:p text:style-name="P3">NU14</text:p>
          </draw:text-box>
        </draw:frame>
        <draw:frame draw:style-name="gr5" draw:text-style-name="P3" draw:layer="layout" svg:width="1.531cm" svg:height="0.839cm" svg:x="21.96cm" svg:y="8.355cm">
          <draw:text-box>
            <text:p text:style-name="P3">ND6</text:p>
          </draw:text-box>
        </draw:frame>
        <draw:frame draw:style-name="gr5" draw:text-style-name="P3" draw:layer="layout" svg:width="1.793cm" svg:height="0.839cm" svg:x="22.225cm" svg:y="13.131cm">
          <draw:text-box>
            <text:p text:style-name="P3">ND11</text:p>
          </draw:text-box>
        </draw:frame>
        <draw:frame draw:style-name="gr5" draw:text-style-name="P3" draw:layer="layout" svg:width="1.823cm" svg:height="0.839cm" svg:x="22.303cm" svg:y="18.211cm">
          <draw:text-box>
            <text:p text:style-name="P3">ND14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5T20:17:30</meta:creation-date>
    <meta:editing-duration>PT1H37M8S</meta:editing-duration>
    <meta:editing-cycles>3</meta:editing-cycles>
    <dc:date>2014-07-05T21:54:28</dc:date>
    <meta:generator>OpenOffice.org/3.3$Linux OpenOffice.org_project/330m20$Build-9567</meta:generator>
    <meta:document-statistic meta:object-count="44"/>
  </office:meta>
</office:document-meta>
</file>